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eb65" officeooo:paragraph-rsid="0009b10c"/>
    </style:style>
    <style:style style:name="P2" style:family="paragraph" style:parent-style-name="Heading_20_1">
      <style:text-properties fo:language="pt" fo:country="BR" officeooo:rsid="0008eb65" officeooo:paragraph-rsid="0009b10c"/>
    </style:style>
    <style:style style:name="P3" style:family="paragraph" style:parent-style-name="Standard">
      <style:text-properties fo:language="pt" fo:country="BR"/>
    </style:style>
    <style:style style:name="P4" style:family="paragraph" style:parent-style-name="Title">
      <style:text-properties officeooo:rsid="0008eb65" officeooo:paragraph-rsid="0008eb65"/>
    </style:style>
    <style:style style:name="T1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style:font-name="Liberation Sans" fo:font-size="18pt" fo:font-weight="bold" officeooo:rsid="0008eb65" style:font-name-asian="Noto Sans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08eb65" style:font-size-asian="18pt" style:font-size-complex="18pt"/>
    </style:style>
    <style:style style:name="T6" style:family="text">
      <style:text-properties officeooo:rsid="0009b1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goritmo e l<text:span text:style-name="T3">ó</text:span>gica.</text:p>
      <text:h text:style-name="P1" text:outline-level="1">Aula1:</text:h>
      <text:h text:style-name="P2" text:outline-level="1">Introduç<text:span text:style-name="T1">ão a algoritmos.</text:span></text:h>
      <text:p text:style-name="P3"><text:span text:style-name="T4">São conjuntos de passos</text:span><text:span text:style-name="T2"> finitos e organizados </text:span><text:span text:style-name="T4">que, quando executados, resolvem um determinado problema. </text:span><text:span text:style-name="T5">Ou seja sequencias de ações para resolver um problema.</text:span></text:p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5:51:43.863676267</meta:creation-date>
    <dc:date>2023-10-30T16:44:23.782615723</dc:date>
    <meta:editing-duration>PT32M19S</meta:editing-duration>
    <meta:editing-cycles>1</meta:editing-cycles>
    <meta:document-statistic meta:table-count="0" meta:image-count="0" meta:object-count="0" meta:page-count="1" meta:paragraph-count="4" meta:word-count="30" meta:character-count="207" meta:non-whitespace-character-count="181"/>
    <meta:generator>LibreOffice/7.3.7.2$Linux_X86_64 LibreOffice_project/30$Build-2</meta:generator>
  </office:meta>
</office:document-meta>
</file>